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-16941" calcext:value-type="float">
            <text:p>-16941</text:p>
          </table:table-cell>
          <table:table-cell/>
          <table:table-cell table:formula="of:=[.E71]-[.E70]" office:value-type="float" office:value="-20852" calcext:value-type="float">
            <text:p>-20852</text:p>
          </table:table-cell>
          <table:table-cell/>
          <table:table-cell table:formula="of:=[.H70]+[.G71]" office:value-type="float" office:value="18041" calcext:value-type="float">
            <text:p>18041</text:p>
          </table:table-cell>
          <table:table-cell/>
          <table:table-cell table:formula="of:=[.I71]-[.I70]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8041" calcext:value-type="float">
            <text:p>18041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8041" calcext:value-type="float">
            <text:p>18041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8041" calcext:value-type="float">
            <text:p>18041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8041" calcext:value-type="float">
            <text:p>18041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8041" calcext:value-type="float">
            <text:p>18041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8041" calcext:value-type="float">
            <text:p>18041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8041" calcext:value-type="float">
            <text:p>18041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8041" calcext:value-type="float">
            <text:p>18041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8041" calcext:value-type="float">
            <text:p>18041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8041" calcext:value-type="float">
            <text:p>18041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8041" calcext:value-type="float">
            <text:p>18041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8041" calcext:value-type="float">
            <text:p>18041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8041" calcext:value-type="float">
            <text:p>18041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8041" calcext:value-type="float">
            <text:p>18041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8041" calcext:value-type="float">
            <text:p>18041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8041" calcext:value-type="float">
            <text:p>18041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8041" calcext:value-type="float">
            <text:p>18041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8041" calcext:value-type="float">
            <text:p>18041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8041" calcext:value-type="float">
            <text:p>18041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8041" calcext:value-type="float">
            <text:p>18041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8041" calcext:value-type="float">
            <text:p>18041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8041" calcext:value-type="float">
            <text:p>18041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8041" calcext:value-type="float">
            <text:p>18041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8041" calcext:value-type="float">
            <text:p>18041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8041" calcext:value-type="float">
            <text:p>18041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8041" calcext:value-type="float">
            <text:p>18041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8041" calcext:value-type="float">
            <text:p>18041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8041" calcext:value-type="float">
            <text:p>18041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8041" calcext:value-type="float">
            <text:p>18041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8041" calcext:value-type="float">
            <text:p>18041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8041" calcext:value-type="float">
            <text:p>18041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8041" calcext:value-type="float">
            <text:p>18041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8041" calcext:value-type="float">
            <text:p>18041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8041" calcext:value-type="float">
            <text:p>18041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8041" calcext:value-type="float">
            <text:p>18041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8041" calcext:value-type="float">
            <text:p>18041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8041" calcext:value-type="float">
            <text:p>1804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8041" calcext:value-type="float">
            <text:p>1804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22:19:35.371712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06T01:44:57.524222989</dc:date>
    <meta:editing-cycles>81</meta:editing-cycles>
    <meta:editing-duration>P17DT7H21M43S</meta:editing-duration>
    <meta:generator>LibreOffice/6.0.3.2$Linux_X86_64 LibreOffice_project/00m0$Build-2</meta:generator>
    <meta:document-statistic meta:table-count="1" meta:cell-count="8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